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ReadHttpURLConnection.setDefaultUseCaches( boolean isUsingDefaul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getIfModifiedSi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setRequestProperty( String theKey , String th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dis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getError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using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setIfModifiedSince( long isModifiedSi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setDoOutput( boolean is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getHeaderField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getBufferedInputStream( InputStream theIn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utoReadHttpURLConnection.getDo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getHeaderFieldInt( String theName , int the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getRespons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setDoInput( boolean is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logErrorStream( InputStream theError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utoReadHttpURLConnec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getUseCa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setAllowUserInteraction( boolean hasInter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getPermi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getReque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setUseCaches( boolean isUsingCach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getExpi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getDefaultUseCa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getRespons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setRequestMethod( String the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copy( InputStream theInputStream , OutputStream theOutputStrea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utoReadHttpURLConnection.getInput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utoReadHttpURLConnection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getRequestProperty( String th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getHeaderFieldDate( String theName , long the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getDo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AutoReadHttpURLConnection( HttpURLConnection the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oReadHttpURLConnection.getHeaderFieldKey( int the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getConten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printReadLogs( int theCount , byte [ ] theBuff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utoReadHttpURLConnection.getAllowUserInte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adHttpURLConnection.getHeaderField( int the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